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58.39pt"/>
    </style:style>
    <style:style style:name="co4" style:family="table-column">
      <style:table-column-properties fo:break-before="auto" style:column-width="99.89pt"/>
    </style:style>
    <style:style style:name="co5" style:family="table-column">
      <style:table-column-properties fo:break-before="auto" style:column-width="106.41pt"/>
    </style:style>
    <style:style style:name="co6" style:family="table-column">
      <style:table-column-properties fo:break-before="auto" style:column-width="103.1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238.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5.45pt"/>
    </style:style>
    <style:style style:name="ro1" style:family="table-row">
      <style:table-row-properties style:row-height="21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2.4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3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eefc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999999" fo:border-right="0.06pt solid #999999" fo:border-top="none"/>
    </style:style>
    <style:style style:name="ce6" style:family="table-cell" style:parent-style-name="Default">
      <style:table-cell-properties fo:border-bottom="none" fo:background-color="#e1eefc" fo:border-left="0.06pt solid #999999" fo:border-right="0.06pt solid #999999" fo:border-top="none"/>
    </style:style>
    <style:style style:name="ce7" style:family="table-cell" style:parent-style-name="Default">
      <style:table-cell-properties fo:border-bottom="none" fo:background-color="#e1eefc" fo:wrap-option="wrap" fo:border-left="0.06pt solid #999999" fo:border-right="0.06pt solid #999999" fo:border-top="none"/>
    </style:style>
    <style:style style:name="ce8" style:family="table-cell" style:parent-style-name="Default">
      <style:table-cell-properties fo:border-bottom="none" fo:background-color="#e6e6e6" fo:border-left="0.06pt solid #999999" fo:border-right="0.06pt solid #999999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e6e6e6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6pt solid #999999" fo:border-right="0.06pt solid #999999" fo:border-top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6e6e6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pt"/>
    </style:style>
    <style:style style:name="ce19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e1eefc"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-bottom="none" fo:background-color="#e1eefc" fo:border-left="0.06pt solid #999999" fo:padding="2.01pt" fo:border-right="0.06pt solid #999999" fo:border-top="non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WenQuanYi Micro Hei" style:font-name-complex="Lohit Hindi"/>
    </style:style>
    <style:style style:name="ce25" style:family="table-cell" style:parent-style-name="Default" style:data-style-name="N169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ce26"/>
        <table:table-row table:style-name="ro1">
          <table:table-cell/>
          <table:table-cell table:style-name="ce3" office:value-type="string" calcext:value-type="string">
            <text:p>Open.Thmeremin.UNO V2.0</text:p>
            <text:p>Bill of Materials</text:p>
          </table:table-cell>
          <table:table-cell table:style-name="ce3"/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7"/>
        </table:table-row>
        <table:table-row table:style-name="ro3">
          <table:table-cell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Housing</text:p>
          </table:table-cell>
          <table:table-cell table:style-name="ce4" office:value-type="string" calcext:value-type="string">
            <text:p>Order No. Reichelt</text:p>
          </table:table-cell>
          <table:table-cell table:style-name="ce23" office:value-type="string" calcext:value-type="string">
            <text:p>Order No. Farnell</text:p>
            <text:p>@ 200</text:p>
          </table:table-cell>
          <table:table-cell table:style-name="ce23" office:value-type="string" calcext:value-type="string">
            <text:p>Order No. Digikey <text:a xlink:href="http://www.digikey.ca/short/3qvv8w" xlink:type="simple">http://www.digikey.ca/short/3qvv8w</text:a></text:p>
          </table:table-cell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1"/>
          <table:table-cell office:value-type="string" calcext:value-type="string">
            <text:p>IC1, 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0D</text:p>
          </table:table-cell>
          <table:table-cell table:style-name="ce18" office:value-type="string" calcext:value-type="string">
            <text:p>SO-16</text:p>
          </table:table-cell>
          <table:table-cell office:value-type="string" calcext:value-type="string">
            <text:p>SMD 4060</text:p>
          </table:table-cell>
          <table:table-cell/>
          <table:table-cell office:value-type="string" calcext:value-type="string">
            <text:p><text:a xlink:href="http://www.digikey.ca/product-detail/en/nxp-semiconductors/74HC4060D,652/568-1460-5-ND/763064" xlink:type="simple">568-1460-5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9D</text:p>
          </table:table-cell>
          <table:table-cell table:style-name="ce18" office:value-type="string" calcext:value-type="string">
            <text:p>SO-14</text:p>
          </table:table-cell>
          <table:table-cell office:value-type="string" calcext:value-type="string">
            <text:p>SMD 4069</text:p>
          </table:table-cell>
          <table:table-cell/>
          <table:table-cell office:value-type="string" calcext:value-type="string">
            <text:p><text:a xlink:href="http://www.digikey.ca/product-detail/en/texas-instruments/CD4069UBNSR/296-14126-1-ND/525934" xlink:type="simple">296-14126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D</text:p>
          </table:table-cell>
          <table:table-cell table:style-name="ce6" office:value-type="string" calcext:value-type="string">
            <text:p>SO-8</text:p>
          </table:table-cell>
          <table:table-cell office:value-type="string" calcext:value-type="string">
            <text:p>LM 358 SMD</text:p>
          </table:table-cell>
          <table:table-cell/>
          <table:table-cell office:value-type="string" calcext:value-type="string">
            <text:p><text:a xlink:href="http://www.digikey.ca/product-detail/en/stmicroelectronics/LM358DT/497-1591-1-ND/592083" xlink:type="simple">497-1591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74D</text:p>
          </table:table-cell>
          <table:table-cell table:style-name="ce6" office:value-type="string" calcext:value-type="string">
            <text:p>SO-14</text:p>
          </table:table-cell>
          <table:table-cell office:value-type="string" calcext:value-type="string">
            <text:p>74AC 74D-SMD</text:p>
          </table:table-cell>
          <table:table-cell/>
          <table:table-cell office:value-type="string" calcext:value-type="string">
            <text:p><text:a xlink:href="http://www.digikey.ca/product-detail/en/on-semiconductor/MC74AC74DR2G/MC74AC74DR2GOSCT-ND/1967099" xlink:type="simple">MC74AC74DR2GOSCT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1SO8</text:p>
          </table:table-cell>
          <table:table-cell table:style-name="ce6" office:value-type="string" calcext:value-type="string">
            <text:p>SO-8</text:p>
          </table:table-cell>
          <table:table-cell/>
          <table:table-cell table:style-name="ce24" office:value-type="float" office:value="1332113" calcext:value-type="float">
            <text:p>1332113</text:p>
          </table:table-cell>
          <table:table-cell office:value-type="string" calcext:value-type="string">
            <text:p><text:a xlink:href="http://www.digikey.ca/product-detail/en/microchip-technology/MCP4921-E%2FSN/MCP4921-E%2FSN-ND/716196" xlink:type="simple">MCP4921-E/SN-ND</text:a>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5"/>
        </table:table-row>
        <table:table-row table:style-name="ro2">
          <table:table-cell table:style-name="ce1"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721MHz</text:p>
          </table:table-cell>
          <table:table-cell table:style-name="ce18" office:value-type="string" calcext:value-type="string">
            <text:p>HC49-SMD</text:p>
          </table:table-cell>
          <table:table-cell office:value-type="string" calcext:value-type="string">
            <text:p>7,3728-HC49-SMD</text:p>
          </table:table-cell>
          <table:table-cell/>
          <table:table-cell office:value-type="string" calcext:value-type="string">
            <text:p><text:a xlink:href="http://www.digikey.ca/product-detail/en/ecs-inc/ECS-73-18-5PXEN-TR/XC1687CT-ND/2213839" xlink:type="simple">XC1687CT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style-name="ce19" office:value-type="string" calcext:value-type="string">
            <text:p>HC49-SMD</text:p>
          </table:table-cell>
          <table:table-cell office:value-type="string" calcext:value-type="string">
            <text:p>8,0000-HC49-SMD</text:p>
          </table:table-cell>
          <table:table-cell/>
          <table:table-cell office:value-type="string" calcext:value-type="string">
            <text:p><text:a xlink:href="http://www.digikey.ca/product-detail/en/ecs-inc/ECS-80-18-5PX-TR/XC1271CT-ND/827735" xlink:type="simple">XC1271CT-ND</text:a>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5"/>
        </table:table-row>
        <table:table-row table:style-name="ro2">
          <table:table-cell table:style-name="ce1"/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N</text:p>
          </table:table-cell>
          <table:table-cell/>
          <table:table-cell office:value-type="string" calcext:value-type="string">
            <text:p><text:a xlink:href="http://www.digikey.ca/product-detail/en/lite-on-inc/LTST-C170GKT/160-1179-1-ND/269251" xlink:type="simple">160-1179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E</text:p>
          </table:table-cell>
          <table:table-cell/>
          <table:table-cell office:value-type="string" calcext:value-type="string">
            <text:p><text:a xlink:href="http://www.digikey.ca/product-detail/en/lite-on-inc/LTST-C170KSKT/160-1416-1-ND/386780" xlink:type="simple">160-1416-1-ND</text:a>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5"/>
        </table:table-row>
        <table:table-row table:style-name="ro2">
          <table:table-cell table:style-name="ce1"/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 uH</text:p>
          </table:table-cell>
          <table:table-cell table:style-name="ce6"/>
          <table:table-cell/>
          <table:table-cell office:value-type="float" office:value="1653708" calcext:value-type="float">
            <text:p>1653708</text:p>
          </table:table-cell>
          <table:table-cell office:value-type="string" calcext:value-type="string">
            <text:p><text:a xlink:href="http://www.digikey.ca/product-detail/en/bourns-inc/CM453232-102KL/CM453232-102KLCT-ND/3437941" xlink:type="simple">CM453232-102KLCT-ND</text:a></text:p>
          </table:table-cell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1"/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table:style-name="ce6"/>
          <table:table-cell/>
          <table:table-cell office:value-type="float" office:value="2392200" calcext:value-type="float">
            <text:p>2392200</text:p>
          </table:table-cell>
          <table:table-cell office:value-type="string" calcext:value-type="string">
            <text:p><text:a xlink:href="http://www.digikey.ca/product-detail/en/kemet/C0805C330J5GACTU/399-1115-1-ND/411390" xlink:type="simple">399-1115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24, C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style-name="ce6"/>
          <table:table-cell office:value-type="string" calcext:value-type="string">
            <text:p>NPO-G0805 22P</text:p>
          </table:table-cell>
          <table:table-cell/>
          <table:table-cell office:value-type="string" calcext:value-type="string">
            <text:p><text:a xlink:href="http://www.digikey.ca/product-detail/en/kemet/C0805C220J5GACTU/399-1113-1-ND/411388" xlink:type="simple">399-1113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6"/>
          <table:table-cell/>
          <table:table-cell office:value-type="float" office:value="2392180" calcext:value-type="float">
            <text:p>2392180</text:p>
          </table:table-cell>
          <table:table-cell office:value-type="string" calcext:value-type="string">
            <text:p><text:a xlink:href="http://www.digikey.ca/product-detail/en/kemet/C0805C101J5GACTU/399-1122-1-ND/411397" xlink:type="simple">399-1122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table:style-name="ce6"/>
          <table:table-cell table:style-name="ce1" office:value-type="string" calcext:value-type="string">
            <text:p>NPO-G0805 330P</text:p>
          </table:table-cell>
          <table:table-cell/>
          <table:table-cell office:value-type="string" calcext:value-type="string">
            <text:p><text:a xlink:href="http://www.digikey.ca/product-detail/en/kemet/C0805C331J5GACTU/399-1130-1-ND/411405" xlink:type="simple">399-1130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style-name="ce6"/>
          <table:table-cell table:style-name="ce1" office:value-type="string" calcext:value-type="string">
            <text:p>NPO-G0805 220P</text:p>
          </table:table-cell>
          <table:table-cell/>
          <table:table-cell office:value-type="string" calcext:value-type="string">
            <text:p><text:a xlink:href="http://www.digikey.ca/product-detail/en/kemet/C0805C221J5GACTU/399-1127-1-ND/411402" xlink:type="simple">399-1127-1-ND</text:a></text:p>
          </table:table-cell>
        </table:table-row>
        <table:table-row table:style-name="ro1">
          <table:table-cell table:style-name="ce1"/>
          <table:table-cell office:value-type="string" calcext:value-type="string">
            <text:p>C15, C18, C19, C20, C21, C22</text:p>
            <text:p><text:span text:style-name="T1">C23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6"/>
          <table:table-cell/>
          <table:table-cell office:value-type="float" office:value="2392344" calcext:value-type="float">
            <text:p>2392344</text:p>
          </table:table-cell>
          <table:table-cell office:value-type="string" calcext:value-type="string">
            <text:p><text:a xlink:href="http://www.digikey.ca/product-detail/en/kemet/C0805C104K5RACTU/399-1170-1-ND/411445" xlink:type="simple">399-1170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style-name="ce6"/>
          <table:table-cell/>
          <table:table-cell office:value-type="float" office:value="2392340" calcext:value-type="float">
            <text:p>2392340</text:p>
          </table:table-cell>
          <table:table-cell office:value-type="string" calcext:value-type="string">
            <text:p><text:a xlink:href="http://www.digikey.ca/product-detail/en/kemet/C0805C103K5RACTU/399-1158-1-ND/411433" xlink:type="simple">399-1158-1-ND</text:a></text:p>
          </table:table-cell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1"/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20" office:value-type="string" calcext:value-type="string">
            <text:p>CPOL-EU153CLV-0505</text:p>
          </table:table-cell>
          <table:table-cell table:style-name="ce1" office:value-type="string" calcext:value-type="string">
            <text:p>VF 100/6,3 K-C</text:p>
          </table:table-cell>
          <table:table-cell/>
          <table:table-cell office:value-type="string" calcext:value-type="string">
            <text:p><text:a xlink:href="http://www.digikey.ca/product-detail/en/united-chemi-con/EMZA6R3ADA101ME61G/565-2519-1-ND/757680" xlink:type="simple">565-2519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CT1, 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-30pF</text:p>
          </table:table-cell>
          <table:table-cell table:style-name="ce6"/>
          <table:table-cell/>
          <table:table-cell office:value-type="float" office:value="9528660" calcext:value-type="float">
            <text:p>9528660</text:p>
          </table:table-cell>
          <table:table-cell office:value-type="string" calcext:value-type="string">
            <text:p><text:a xlink:href="http://www.digikey.ca/product-detail/en/murata-electronics-north-america/TZC3P300A110B00/490-7155-ND/2605011" xlink:type="simple">490-7155-ND</text:a>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5"/>
        </table:table-row>
        <table:table-row table:style-name="ro2">
          <table:table-cell table:style-name="ce1"/>
          <table:table-cell office:value-type="string" calcext:value-type="string">
            <text:p>R1, R2, R5, 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MOhm</text:p>
          </table:table-cell>
          <table:table-cell table:style-name="ce6"/>
          <table:table-cell/>
          <table:table-cell office:value-type="float" office:value="2129403" calcext:value-type="float">
            <text:p>2129403</text:p>
          </table:table-cell>
          <table:table-cell office:value-type="string" calcext:value-type="string">
            <text:p><text:a xlink:href="http://www.digikey.ca/product-detail/en/rohm-semiconductor/KTR10EZPF4704/RHM4.70MAHCT-ND/1983987" xlink:type="simple">RHM4.70MAHCT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 Ohm</text:p>
          </table:table-cell>
          <table:table-cell table:style-name="ce6"/>
          <table:table-cell table:number-columns-repeated="2"/>
          <table:table-cell office:value-type="string" calcext:value-type="string">
            <text:p><text:a xlink:href="http://www.digikey.ca/product-detail/en/samsung-electro-mechanics-america-inc/RC2012F471CS/1276-5254-1-ND/3968226" xlink:type="simple">1276-5254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Ohm</text:p>
          </table:table-cell>
          <table:table-cell table:style-name="ce6"/>
          <table:table-cell/>
          <table:table-cell office:value-type="float" office:value="2129138" calcext:value-type="float">
            <text:p>2129138</text:p>
          </table:table-cell>
          <table:table-cell office:value-type="string" calcext:value-type="string">
            <text:p><text:a xlink:href="http://www.digikey.ca/product-detail/en/samsung-electro-mechanics-america-inc/RC2012F222CS/1276-5290-1-ND/3968262" xlink:type="simple">1276-5290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table:style-name="ce6"/>
          <table:table-cell/>
          <table:table-cell office:value-type="float" office:value="2129195" calcext:value-type="float">
            <text:p>2129195</text:p>
          </table:table-cell>
          <table:table-cell office:value-type="string" calcext:value-type="string">
            <text:p><text:a xlink:href="http://www.digikey.ca/product-detail/en/yageo/RC0805FR-0710KP/YAG1319CT-ND/4935432" xlink:type="simple">YAG1319CT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Ohm</text:p>
          </table:table-cell>
          <table:table-cell table:style-name="ce6"/>
          <table:table-cell office:value-type="string" calcext:value-type="string">
            <text:p>SMD-0805 100K</text:p>
          </table:table-cell>
          <table:table-cell office:value-type="float" office:value="2129276" calcext:value-type="float">
            <text:p>2129276</text:p>
          </table:table-cell>
          <table:table-cell office:value-type="string" calcext:value-type="string">
            <text:p><text:a xlink:href="http://www.digikey.ca/product-detail/en/samsung-electro-mechanics-america-inc/RC2012F104CS/1276-3512-1-ND/3903615" xlink:type="simple">1276-3512-1-ND</text:a></text:p>
          </table:table-cell>
        </table:table-row>
        <table:table-row table:style-name="ro2">
          <table:table-cell table:style-name="ce1"/>
          <table:table-cell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table:style-name="ce6"/>
          <table:table-cell/>
          <table:table-cell office:value-type="float" office:value="2129080" calcext:value-type="float">
            <text:p>2129080</text:p>
          </table:table-cell>
          <table:table-cell office:value-type="string" calcext:value-type="string">
            <text:p><text:a xlink:href="http://www.digikey.ca/product-detail/en/rohm-semiconductor/MCR10ERTF3900/RHM390CHCT-ND/4084817" xlink:type="simple">RHM390CHCT-ND</text:a></text:p>
          </table:table-cell>
        </table:table-row>
        <table:table-row table:style-name="ro2">
          <table:table-cell/>
          <table:table-cell table:style-name="ce5" table:number-columns-repeated="7"/>
        </table:table-row>
        <table:table-row table:style-name="ro1">
          <table:table-cell table:style-name="ce1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J4435-R1503_03</text:p>
          </table:table-cell>
          <table:table-cell table:style-name="ce6" office:value-type="string" calcext:value-type="string">
            <text:p>MJ4435-R</text:p>
          </table:table-cell>
          <table:table-cell/>
          <table:table-cell office:value-type="float" office:value="1638670" calcext:value-type="float">
            <text:p>1638670</text:p>
          </table:table-cell>
          <table:table-cell office:value-type="string" calcext:value-type="string">
            <text:p><text:a xlink:href="http://www.digikey.ca/product-detail/en/cui-inc/SJ-3523-SMT-TR/CP-3523SJCT-ND/669704" xlink:type="simple">CP-3523SJCT-ND</text:a> - not exactly the same footprint!!!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s 36x</text:p>
          </table:table-cell>
          <table:table-cell table:style-name="ce6"/>
          <table:table-cell office:value-type="string" calcext:value-type="string">
            <text:p>SL 1X36G 2,54</text:p>
          </table:table-cell>
          <table:table-cell/>
          <table:table-cell office:value-type="string" calcext:value-type="string">
            <text:p><text:a xlink:href="http://www.digikey.ca/product-detail/en/3m/929400-01-36-RK/929400E-01-36-ND/1093569" xlink:type="simple">929400E-01-36-ND</text:a></text:p>
          </table:table-cell>
        </table:table-row>
        <table:table-row table:style-name="ro4">
          <table:table-cell table:style-name="ce1"/>
          <table:table-cell table:style-name="ce7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table:style-name="ce18"/>
          <table:table-cell table:style-name="ce22" office:value-type="string" calcext:value-type="string">
            <text:p>TASTER 9314</text:p>
          </table:table-cell>
          <table:table-cell table:style-name="ce22"/>
          <table:table-cell office:value-type="string" calcext:value-type="string">
            <text:p><text:a xlink:href="http://www.digikey.ca/product-detail/en/te-connectivity-alcoswitch-switches/FSM2JSMAA/FSM2JSMAA-ND/2400228" xlink:type="simple">FSM2JSMAA-ND</text:a></text:p>
          </table:table-cell>
        </table:table-row>
        <table:table-row table:style-name="ro2">
          <table:table-cell/>
          <table:table-cell table:style-name="ce5" table:number-columns-repeated="7"/>
        </table:table-row>
        <table:table-row table:style-name="ro5">
          <table:table-cell table:style-name="ce1"/>
          <table:table-cell table:style-name="ce7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UNO</text:p>
          </table:table-cell>
          <table:table-cell table:style-name="ce18"/>
          <table:table-cell table:style-name="ce22" table:number-columns-repeated="3"/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2"/>
          <table:table-cell table:style-name="ce8" office:value-type="string" calcext:value-type="string">
            <text:p>POT1, POT2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EVUF3A</text:p>
          </table:table-cell>
          <table:table-cell/>
          <table:table-cell table:style-name="ce8" office:value-type="string" calcext:value-type="string">
            <text:p>RK09K113-LIN10K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Knob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KNOPF 10-150B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CV_JP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JUMPER 2,54 R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LED 5mm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LED Blue</text:p>
          </table:table-cell>
          <table:table-cell table:style-name="ce8" table:number-columns-repeated="2"/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2"/>
          <table:table-cell table:style-name="ce8" office:value-type="string" calcext:value-type="string">
            <text:p>U$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ARDUINO-UNO</text:p>
          </table:table-cell>
          <table:table-cell/>
          <table:table-cell table:style-name="ce8" table:number-columns-repeated="3"/>
        </table:table-row>
        <table:table-row table:style-name="ro2">
          <table:table-cell/>
          <table:table-cell table:style-name="ce5" table:number-columns-repeated="7"/>
        </table:table-row>
        <table:table-row table:style-name="ro2">
          <table:table-cell table:style-name="ce2"/>
          <table:table-cell table:style-name="ce8" office:value-type="string" calcext:value-type="string">
            <text:p>Bestellkosten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8" office:value-type="string" calcext:value-type="string">
            <text:p>Lötpaste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Lötpaste RohS, 120g, 30ml</text:p>
          </table:table-cell>
          <table:table-cell/>
          <table:table-cell table:style-name="ce8" office:value-type="string" calcext:value-type="string">
            <text:p>Fürtronic Art. 2296</text:p>
          </table:table-cell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hipping Euro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8" office:value-type="string" calcext:value-type="string">
            <text:p>Shipping other</text:p>
          </table:table-cell>
          <table:table-cell table:style-name="ce13" office:value-type="float" office:value="0" calcext:value-type="float">
            <text:p>0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Packaging Couver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8" office:value-type="string" calcext:value-type="string">
            <text:p>Packaging Ba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ESD BEUTEL-P 150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10" office:value-type="string" calcext:value-type="string">
            <text:p>Packaging Bag small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10" office:value-type="string" calcext:value-type="string">
            <text:p>Adress Pocke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8" office:value-type="string" calcext:value-type="string">
            <text:p>Screwdriver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e Aluminum 5mm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3"/>
        </table:table-row>
        <table:table-row table:style-name="ro2">
          <table:table-cell table:style-name="ce2"/>
          <table:table-cell table:style-name="ce8" office:value-type="string" calcext:value-type="string">
            <text:p>Antenna Plug Screwing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VST 20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a Plug Standard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S 40SA RT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chrauben M3x6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06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chrauben M3x10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10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Spacer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Metall, 6-Kant, M3, 8mm </text:p>
          </table:table-cell>
          <table:table-cell table:style-name="ce2"/>
          <table:table-cell table:style-name="ce2" office:value-type="string" calcext:value-type="string">
            <text:p>DI 8MM</text:p>
          </table:table-cell>
          <table:table-cell table:style-name="ce2" table:number-columns-repeated="2"/>
        </table:table-row>
        <table:table-row table:style-name="ro2">
          <table:table-cell table:style-name="ce2"/>
          <table:table-cell table:style-name="ce10" office:value-type="string" calcext:value-type="string">
            <text:p>Unterlags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SKZ 3,2-100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Plexi Bas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GS Allround 1H20</text:p>
          </table:table-cell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Tesa Ta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TESA 55733 </text:p>
          </table:table-cell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a Extension Plu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VST 100 </text:p>
          </table:table-cell>
          <table:table-cell table:style-name="ce8" table:number-columns-repeated="2"/>
        </table:table-row>
        <table:table-row table:style-name="ro2">
          <table:table-cell/>
          <table:table-cell table:style-name="Default" table:number-columns-repeated="7"/>
        </table:table-row>
        <table:table-row table:style-name="ro2">
          <table:table-cell table:style-name="ce2" table:number-columns-repeated="2"/>
          <table:table-cell table:style-name="ce13"/>
          <table:table-cell table:style-name="ce16"/>
          <table:table-cell table:style-name="ce2" table:number-columns-repeated="4"/>
        </table:table-row>
        <table:table-row table:style-name="ro2">
          <table:table-cell table:style-name="ce2" table:number-columns-repeated="8"/>
        </table:table-row>
        <table:table-row table:style-name="ro2" table:number-rows-repeated="14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table:style-name="ce17"/>
          <table:table-cell table:style-name="Default" table:number-columns-repeated="4"/>
        </table:table-row>
      </table:table>
      <table:table table:name="Sheet2" table:style-name="ta1">
        <table:table-column table:style-name="co10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JUMPER 2,54 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MD 40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LM 358 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4AC 74D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,3728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8,0000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MD-LED 0805 GN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33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22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VF 100/6,3 K-C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L 1X36G 2,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TASTER 931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SD BEUTEL-P 15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RK09K113-LIN10K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KNOPF 10-150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S 40SA RT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I 8M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KZ 3,2-1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MD 406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NPO-G0805 22P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  <table:database-ranges>
        <table:database-range table:name="__Anonymous_Sheet_DB__1" table:target-range-address="Sheet2.B4:Sheet2.C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scale-to="8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3:26:43.1762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7:38:10.994408000</dc:date>
    <meta:generator>LibreOffice/4.4.6.3$MacOSX_X86_64 LibreOffice_project/e8938fd3328e95dcf59dd64e7facd2c7d67c704d</meta:generator>
    <meta:editing-duration>PT7H15M2S</meta:editing-duration>
    <meta:editing-cycles>46</meta:editing-cycles>
    <meta:printed-by>Urs Gaudenz</meta:printed-by>
    <meta:print-date>2014-10-19T12:15:59.569688634</meta:print-date>
    <meta:document-statistic meta:table-count="2" meta:cell-count="269" meta:object-count="0"/>
    <meta:user-defined meta:name=""/>
  </office:meta>
</office:document-meta>
</file>